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53c1" officeooo:paragraph-rsid="000d53c1"/>
    </style:style>
    <style:style style:name="P2" style:family="paragraph" style:parent-style-name="Text_20_body">
      <style:text-properties officeooo:rsid="000d53c1" officeooo:paragraph-rsid="000d53c1"/>
    </style:style>
    <style:style style:name="P3" style:family="paragraph" style:parent-style-name="Text_20_body">
      <style:text-properties officeooo:rsid="000f4eed" officeooo:paragraph-rsid="000f4eed"/>
    </style:style>
    <style:style style:name="P4" style:family="paragraph" style:parent-style-name="Text_20_body">
      <style:text-properties officeooo:rsid="000f9204" officeooo:paragraph-rsid="000f9204"/>
    </style:style>
    <style:style style:name="P5" style:family="paragraph" style:parent-style-name="Text_20_body">
      <style:text-properties officeooo:rsid="0010a384" officeooo:paragraph-rsid="0010a384"/>
    </style:style>
    <style:style style:name="P6" style:family="paragraph" style:parent-style-name="Text_20_body">
      <style:text-properties officeooo:rsid="001351b1" officeooo:paragraph-rsid="001351b1"/>
    </style:style>
    <style:style style:name="P7" style:family="paragraph" style:parent-style-name="Text_20_body">
      <style:text-properties officeooo:rsid="000f4eed" officeooo:paragraph-rsid="000f4eed"/>
    </style:style>
    <style:style style:name="P8" style:family="paragraph" style:parent-style-name="Text_20_body" style:list-style-name="L2">
      <style:text-properties officeooo:rsid="000f9204" officeooo:paragraph-rsid="000f9204"/>
    </style:style>
    <style:style style:name="P9" style:family="paragraph" style:parent-style-name="Text_20_body" style:list-style-name="L3">
      <style:text-properties officeooo:rsid="001351b1" officeooo:paragraph-rsid="001351b1"/>
    </style:style>
    <style:style style:name="P10" style:family="paragraph" style:parent-style-name="Text_20_body" style:list-style-name="L4">
      <style:text-properties officeooo:rsid="0010a384" officeooo:paragraph-rsid="0010a384"/>
    </style:style>
    <style:style style:name="P11" style:family="paragraph" style:parent-style-name="Text_20_body" style:list-style-name="L4">
      <style:text-properties officeooo:rsid="001162ef" officeooo:paragraph-rsid="001162ef"/>
    </style:style>
    <style:style style:name="P12" style:family="paragraph" style:parent-style-name="Text_20_body">
      <style:text-properties officeooo:rsid="00198280" officeooo:paragraph-rsid="001162ef"/>
    </style:style>
    <style:style style:name="P13" style:family="paragraph" style:parent-style-name="Text_20_body" style:list-style-name="L1">
      <style:text-properties officeooo:rsid="001c9d75" officeooo:paragraph-rsid="001c9d75"/>
    </style:style>
    <style:style style:name="P14" style:family="paragraph" style:parent-style-name="Text_20_body">
      <style:text-properties officeooo:rsid="001c9d75" officeooo:paragraph-rsid="001c9d75"/>
    </style:style>
    <style:style style:name="P15" style:family="paragraph" style:parent-style-name="Text_20_body" style:list-style-name="L2">
      <style:text-properties officeooo:rsid="001da5b6" officeooo:paragraph-rsid="001da5b6"/>
    </style:style>
    <style:style style:name="P16" style:family="paragraph" style:parent-style-name="Text_20_body">
      <style:text-properties officeooo:rsid="00207135" officeooo:paragraph-rsid="00207135"/>
    </style:style>
    <style:style style:name="P17" style:family="paragraph" style:parent-style-name="Text_20_body" style:list-style-name="L4">
      <style:text-properties officeooo:rsid="00223faf" officeooo:paragraph-rsid="00223faf"/>
    </style:style>
    <style:style style:name="P18" style:family="paragraph" style:parent-style-name="Text_20_body" style:list-style-name="L4">
      <style:text-properties officeooo:rsid="0022d24c" officeooo:paragraph-rsid="0022d24c"/>
    </style:style>
    <style:style style:name="P19" style:family="paragraph" style:parent-style-name="Text_20_body" style:list-style-name="L4">
      <style:text-properties officeooo:rsid="0023dfe7" officeooo:paragraph-rsid="0023dfe7"/>
    </style:style>
    <style:style style:name="P20" style:family="paragraph" style:parent-style-name="Heading_20_1">
      <style:text-properties officeooo:rsid="000d53c1" officeooo:paragraph-rsid="000d53c1"/>
    </style:style>
    <style:style style:name="T1" style:family="text">
      <style:text-properties officeooo:rsid="000f4eed"/>
    </style:style>
    <style:style style:name="T2" style:family="text">
      <style:text-properties officeooo:rsid="001162ef"/>
    </style:style>
    <style:style style:name="T3" style:family="text">
      <style:text-properties officeooo:rsid="0014c56d"/>
    </style:style>
    <style:style style:name="T4" style:family="text">
      <style:text-properties style:text-underline-style="solid" style:text-underline-width="auto" style:text-underline-color="font-color" officeooo:rsid="0014c56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officeooo:rsid="0014c56d"/>
    </style:style>
    <style:style style:name="T7" style:family="text">
      <style:text-properties officeooo:rsid="00158128"/>
    </style:style>
    <style:style style:name="T8" style:family="text">
      <style:text-properties fo:font-weight="bold" style:font-weight-asian="bold" style:font-weight-complex="bold"/>
    </style:style>
    <style:style style:name="T9" style:family="text">
      <style:text-properties officeooo:rsid="001da5b6"/>
    </style:style>
    <style:style style:name="T10" style:family="text">
      <style:text-properties fo:color="#3f7f5f" style:font-name="Courier New" fo:font-size="10pt" style:text-underline-style="solid" style:text-underline-width="auto" style:text-underline-color="font-color" style:font-size-asian="10pt" fo:background-color="#e8f2fe"/>
    </style:style>
    <style:style style:name="T11" style:family="text">
      <style:text-properties fo:color="#7f9fbf" style:font-name="Courier New" fo:font-size="10pt" style:text-underline-style="solid" style:text-underline-width="auto" style:text-underline-color="font-color" fo:font-weight="bold" style:font-size-asian="10pt" style:font-weight-asian="bold" fo:background-color="#e8f2fe"/>
    </style:style>
    <style:style style:name="T12" style:family="text">
      <style:text-properties officeooo:rsid="00213dae"/>
    </style:style>
    <style:style style:name="T13" style:family="text">
      <style:text-properties officeooo:rsid="0022d24c"/>
    </style:style>
    <style:style style:name="T14" style:family="text">
      <style:text-properties officeooo:rsid="0023dfe7"/>
    </style:style>
    <style:style style:name="T15" style:family="text">
      <style:text-properties officeooo:rsid="0024fc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ooDB Server Architecture</text:p>
      <text:p text:style-name="P1"/>
      <text:p text:style-name="P1"/>
      <text:p text:style-name="P1"/>
      <text:p text:style-name="P1"/>
      <text:h text:style-name="P20" text:outline-level="1">Server Concurrency I/O</text:h>
      <text:p text:style-name="P2">The server has a facility to create 'channels'. These are single-threaded access points to file pages (single threaded means: to be used by a single thread).</text:p>
      <text:p text:style-name="P2">From the client viewpoint, snapshot consistency requires that we keep copies of all old pages in memory.</text:p>
      <text:p text:style-name="P2">Thus, 'channels' need to provide (or support provision by a separate entity) of pages depending on their tx-id. <text:span text:style-name="T1">For example, reading an index page X should only return pages that are not 'newer' then the start of the associated transaction. With 'lesser' consistency, it could return also newer versions, however, may there be a conflict? (index pointing to element that has been deleted, ....)</text:span></text:p>
      <text:p text:style-name="P3">In any case, a Channel needs to do different things for different threads/sessions. For true concurrency, every session/thread uses it's own Channels to read indexes and other data. Effectively, <text:s/>every thread/session needs to maintain it's own index in memory, otherwise we cannot maintain index entries that should be visible in one TX and invisible in another (we could used entry-baesd concurrency, but that looks like overhead or possibly an optimisation for later).</text:p>
      <text:p text:style-name="P14">Internally, a 'channel' simply wrapps a ByteBuffer for one disk page.</text:p>
      <text:p text:style-name="P3">Reading:</text:p>
      <text:list xml:id="list2888282228" text:style-name="L1">
        <text:list-item>
          <text:p text:style-name="P13">Every Thread/Session has it's own groups of channels (IOResourceProvider). They provide fixed channels and pooled channels.</text:p>
          <text:list>
            <text:list-item>
              <text:p text:style-name="P13">Fixed channels are created once and used by the SchemaIndex and each ObjectReader. Fixed channels also provide <text:span text:style-name="T8">callbacks</text:span> for page-overflow.</text:p>
            </text:list-item>
            <text:list-item>
              <text:p text:style-name="P13">Pooled Channels are used by the indexes (OID-, POS-, <text:s/>Field-) for reading data from disk.<text:line-break/>These Channels are pooled to allow <text:span text:style-name="T5">concurrent reading</text:span> of index pages.</text:p>
            </text:list-item>
          </text:list>
        </text:list-item>
        <text:list-item>
          <text:p text:style-name="P13">All indexes are shared by all session.</text:p>
        </text:list-item>
        <text:list-item>
          <text:p text:style-name="P13">FUTURE: All sessions should maintain their own copy of all indexes. However, they should share <text:span text:style-name="T9">sub-trees where possible.</text:span></text:p>
        </text:list-item>
      </text:list>
      <text:p text:style-name="P3"/>
      <text:p text:style-name="P4">Writing</text:p>
      <text:list xml:id="list1005936023" text:style-name="L2">
        <text:list-item>
          <text:p text:style-name="P8"><text:span text:style-name="T9">Writing is not concurrent. For writing, all other threads are blocked, ie. Writing is only possible if no read-locks are held on the database.</text:span></text:p>
        </text:list-item>
        <text:list-item>
          <text:p text:style-name="P15">SchemaIndex and each ObjectWriter have their own writing channels. All indexes are written via a single writing channels that is owned by the IOResourceProvider of a session.</text:p>
        </text:list-item>
      </text:list>
      <text:p text:style-name="P6"/>
      <text:p text:style-name="P6">No concurrency required:</text:p>
      <text:list xml:id="list2731768487" text:style-name="L3">
        <text:list-item>
          <text:p text:style-name="P9">Everything that happens inside a 'Session' does not require concurrency. Sessions are only <text:soft-page-break/>used by a singe PM in a single client. PMs are internally single-threaded and block all concurrent access <text:s/>in their API. Thus, Sessions a strictly single-threaded.</text:p>
        </text:list-item>
      </text:list>
      <text:p text:style-name="P6"/>
      <text:p text:style-name="P5">Big DB Lock:</text:p>
      <text:list xml:id="list2624167707" text:style-name="L4">
        <text:list-item>
          <text:p text:style-name="P10">The BIG DB LOCK is currently required <text:span text:style-name="T2">for all structures that are shared between session:</text:span></text:p>
          <text:list>
            <text:list-item>
              <text:p text:style-name="P11"><text:span text:style-name="T7">All indexes (OID index, </text:span>FSM, <text:span text:style-name="T7">schema index, attribute index)</text:span></text:p>
            </text:list-item>
            <text:list-item>
              <text:p text:style-name="P11">The TX counter</text:p>
            </text:list-item>
            <text:list-item>
              <text:p text:style-name="P11">The Channel managing system</text:p>
            </text:list-item>
            <text:list-item>
              <text:p text:style-name="P11">Page cache</text:p>
            </text:list-item>
            <text:list-item>
              <text:p text:style-name="P11">Possibly: Indexes, if we decide to share them:</text:p>
              <text:list>
                <text:list-item>
                  <text:p text:style-name="P11">Lower consistency requirements -&gt; Reduced memory per session</text:p>
                </text:list-item>
              </text:list>
            </text:list-item>
          </text:list>
        </text:list-item>
        <text:list-item>
          <text:p text:style-name="P17">The BIG DB LOCK is aquired by each session during begin() and then either dropped during rollback or droped+upgraded to WLOCK during commit. This ensures:</text:p>
          <text:list>
            <text:list-item>
              <text:p text:style-name="P17">There is at most one writer at any time with no concurrent readers that are may be in the middle of a session. Thus, Writers cannot conflict with readers, except that a reader can block a writer forever if the RLOCK is never dropped.</text:p>
            </text:list-item>
            <text:list-item>
              <text:p text:style-name="P17">Two writers should also work. There is no deadlock, <text:span text:style-name="T13">beacuse all writers drop their RLOCKS before getting a readlock. Also, if TX1 drops it's RLOCK in order to write, and in the meantime TX2 writes, this should not affect TX1. The reason is, that at this point the concent of TX1's commit cannot change anymore and does not require any index reading, hence no index conflicts. At worst, TX2's object updates may directly conflict with TX1's object updates, which will be detected by the consistency check and result in an JDOOptimisticVerificationException.</text:span></text:p>
            </text:list-item>
          </text:list>
        </text:list-item>
        <text:list-item>
          <text:p text:style-name="P18">FUTURE #1: One write should be allowed to occur in parallel with readers. This would require that each session maintains it's own indexes. Of course these indexes can be shared with other session, at least some subtrees, if <text:s/>the (sub-)trees do not conflict. This also requires page-lockup to use a PageCache in order to avoid loading pages twice.<text:line-break/><text:span text:style-name="T14">In effect, this approach still means that one long-running write blocks all other writers.</text:span></text:p>
        </text:list-item>
        <text:list-item>
          <text:p text:style-name="P19">FUTURE #2: Multiple concurrent writers.</text:p>
          <text:list>
            <text:list-item>
              <text:p text:style-name="P19">In a first step, object writing could be parallelized, while index updates are collected and then applied in a session-exclusive manner (only on session can update indexes at any time).</text:p>
            </text:list-item>
            <text:list-item>
              <text:p text:style-name="P19">In a second step we could attempt to update indexes concurrently. Conflicting updates <text:span text:style-name="T15">could be 'merged' or simply detected and result in an optimistic-verification error, in which case the updates would be attempted again later. However, this can lead to starvation and be in effect worse than simply performing one update after another (which is at least fair).</text:span></text:p>
            </text:list-item>
          </text:list>
        </text:list-item>
      </text:list>
      <text:p text:style-name="P12"/>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0M16S</meta:editing-duration>
    <meta:editing-cycles>28</meta:editing-cycles>
    <meta:generator>LibreOffice/5.3.6.1$Windows_x86 LibreOffice_project/686f202eff87ef707079aeb7f485847613344eb7</meta:generator>
    <dc:date>2017-09-05T19:48:52.755000000</dc:date>
    <meta:document-statistic meta:table-count="0" meta:image-count="0" meta:object-count="0" meta:page-count="2" meta:paragraph-count="33" meta:word-count="777" meta:character-count="4734" meta:non-whitespace-character-count="4008"/>
    <meta:user-defined meta:name="Info 1"/>
    <meta:user-defined meta:name="Info 2"/>
    <meta:user-defined meta:name="Info 3"/>
    <meta:user-defined meta:name="Info 4"/>
  </office:meta>
</office:document-meta>
</file>